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8229166666666667in"/>
    </style:style>
    <style:style style:name="co3" style:family="table-column">
      <style:table-column-properties fo:break-before="auto" style:column-width="0.8125in"/>
    </style:style>
    <style:style style:name="co4" style:family="table-column">
      <style:table-column-properties fo:break-before="auto" style:column-width="0.7916666666666666in"/>
    </style:style>
    <style:style style:name="co5" style:family="table-column">
      <style:table-column-properties fo:break-before="auto" style:column-width="0.8020833333333334in"/>
    </style:style>
    <style:style style:name="co6" style:family="table-column">
      <style:table-column-properties fo:break-before="auto" style:column-width="0.84375in"/>
    </style:style>
    <style:style style:name="co7" style:family="table-column">
      <style:table-column-properties fo:break-before="auto" style:column-width="0.96875in"/>
    </style:style>
    <style:style style:name="co8" style:family="table-column">
      <style:table-column-properties fo:break-before="auto" style:column-width="0.875in"/>
    </style:style>
    <style:style style:name="co9" style:family="table-column">
      <style:table-column-properties fo:break-before="auto" style:column-width="1.0104166666666667in"/>
    </style:style>
    <style:style style:name="co10" style:family="table-column">
      <style:table-column-properties fo:break-before="auto" style:column-width="1.1145833333333333in"/>
    </style:style>
    <style:style style:name="co11" style:family="table-column">
      <style:table-column-properties fo:break-before="auto" style:column-width="0.6666666666666666in"/>
    </style:style>
    <style:style style:name="co12" style:family="table-column">
      <style:table-column-properties fo:break-before="auto" style:column-width="0.8958333333333334in"/>
    </style:style>
    <style:style style:name="co13" style:family="table-column">
      <style:table-column-properties fo:break-before="auto" style:column-width="0.9270833333333334in"/>
    </style:style>
    <style:style style:name="co14" style:family="table-column">
      <style:table-column-properties fo:break-before="auto" style:column-width="1.0208333333333333in"/>
    </style:style>
    <style:style style:name="co15" style:family="table-column">
      <style:table-column-properties fo:break-before="auto" style:column-width="0.9895833333333334in"/>
    </style:style>
    <style:style style:name="co16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ta1" style:family="table" style:master-page-name="PageStyle_5f_GOALS">
      <style:table-properties table:display="true" style:writing-mode="lr-tb"/>
    </style:style>
    <style:style style:name="ta2" style:family="table" style:master-page-name="PageStyle_5f_Actual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right="1.0pt solid #000000"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77">
      <style:table-cell-properties fo:border-left="1.0pt solid #000000" fo:border-right="1.0pt solid #000000"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77">
      <style:table-cell-properties fo:border-left="1.0pt solid #000000" fo:border-right="1.0pt solid #000000"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77">
      <style:table-cell-properties fo:border-left="1.0pt solid #000000"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ce36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lef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right="1.0pt solid #000000" fo:border-top="1.0pt solid #000000"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77">
      <style:table-cell-properties fo:border-left="1.0pt solid #000000"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177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177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77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177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right="1.0pt solid #000000"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177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177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77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 style:data-style-name="N177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177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0">
      <style:table-cell-properties fo:border-lef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177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 style:data-style-name="N0">
      <style:table-cell-properties fo:border-left="1.0pt solid #000000" fo:border-right="1.0pt solid #000000"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177">
      <style:table-cell-properties fo:border-left="1.0pt solid #000000"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177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177">
      <style:table-cell-properties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 style:data-style-name="N177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 style:data-style-name="N177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177">
      <style:table-cell-properties fo:border-left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</office:automatic-styles>
  <office:body>
    <office:spreadsheet>
      <table:table table:name="GOAL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7" table:default-cell-style-name="ce-1"/>
        <table:table-column table:style-name="co11" table:default-cell-style-name="ce-1"/>
        <table:table-column table:style-name="co8" table:default-cell-style-name="ce-1"/>
        <table:table-column table:style-name="co12" table:default-cell-style-name="ce-1"/>
        <table:table-column table:style-name="co13" table:default-cell-style-name="ce-1"/>
        <table:table-column table:style-name="co9" table:default-cell-style-name="ce-1"/>
        <table:table-column table:style-name="co14" table:default-cell-style-name="ce-1"/>
        <table:table-column table:style-name="co15" table:default-cell-style-name="ce-1"/>
        <table:table-column table:style-name="co9" table:default-cell-style-name="ce-1"/>
        <table:table-column table:style-name="co1" table:default-cell-style-name="ce15" table:number-columns-repeated="237"/>
        <table:table-row table:style-name="ro2">
          <table:table-cell table:style-name="ce21" office:value-type="string">
            <text:p>EOY</text:p>
          </table:table-cell>
          <table:table-cell table:style-name="ce22" office:value-type="float" office:value="2013">
            <text:p>2013</text:p>
          </table:table-cell>
          <table:table-cell table:style-name="ce23" office:value-type="float" office:value="2014">
            <text:p>2014</text:p>
          </table:table-cell>
          <table:table-cell table:style-name="ce23" office:value-type="float" office:value="2015">
            <text:p>2015</text:p>
          </table:table-cell>
          <table:table-cell table:style-name="ce23" office:value-type="float" office:value="2016">
            <text:p>2016</text:p>
          </table:table-cell>
          <table:table-cell table:style-name="ce21" office:value-type="float" office:value="2017">
            <text:p>2017</text:p>
          </table:table-cell>
          <table:table-cell table:style-name="ce24" office:value-type="float" office:value="2018">
            <text:p>2018</text:p>
          </table:table-cell>
          <table:table-cell table:style-name="ce25" office:value-type="float" office:value="2019">
            <text:p>2019</text:p>
          </table:table-cell>
          <table:table-cell table:style-name="ce23" office:value-type="float" office:value="2020">
            <text:p>2020</text:p>
          </table:table-cell>
          <table:table-cell table:style-name="ce23" office:value-type="float" office:value="2021">
            <text:p>2021</text:p>
          </table:table-cell>
          <table:table-cell table:style-name="ce23" office:value-type="float" office:value="2022">
            <text:p>2022</text:p>
          </table:table-cell>
          <table:table-cell table:style-name="ce23" office:value-type="float" office:value="2023">
            <text:p>2023</text:p>
          </table:table-cell>
          <table:table-cell table:style-name="ce23" office:value-type="float" office:value="2024">
            <text:p>2024</text:p>
          </table:table-cell>
          <table:table-cell table:style-name="ce23" office:value-type="float" office:value="2025">
            <text:p>2025</text:p>
          </table:table-cell>
          <table:table-cell table:style-name="ce23" office:value-type="float" office:value="2026">
            <text:p>2026</text:p>
          </table:table-cell>
          <table:table-cell table:style-name="ce23" table:formula="oooc:=1+[.O1]" office:value-type="float" office:value="2027">
            <text:p>2027</text:p>
          </table:table-cell>
          <table:table-cell table:style-name="ce23" table:formula="oooc:=1+[.P1]" office:value-type="float" office:value="2028">
            <text:p>2028</text:p>
          </table:table-cell>
          <table:table-cell table:style-name="ce23" table:formula="oooc:=1+[.Q1]" office:value-type="float" office:value="2029">
            <text:p>2029</text:p>
          </table:table-cell>
          <table:table-cell table:style-name="ce23" table:formula="oooc:=1+[.R1]" office:value-type="float" office:value="2030">
            <text:p>2030</text:p>
          </table:table-cell>
        </table:table-row>
        <table:table-row table:style-name="ro2">
          <table:table-cell table:style-name="ce21" office:value-type="string">
            <text:p>Age</text:p>
          </table:table-cell>
          <table:table-cell table:style-name="ce22" office:value-type="float" office:value="28">
            <text:p>28</text:p>
          </table:table-cell>
          <table:table-cell table:number-columns-repeated="3"/>
          <table:table-cell table:style-name="ce21"/>
          <table:table-cell table:style-name="ce26"/>
          <table:table-cell table:style-name="ce25"/>
        </table:table-row>
        <table:table-row table:style-name="ro3">
          <table:table-cell table:style-name="ce27" office:value-type="string">
            <text:p>Investable income required</text:p>
          </table:table-cell>
          <table:table-cell table:style-name="ce28" table:formula="oooc:=((((([.B9]+[.B13])+[.B25])+{})+[.B30])+[.B34])+[.B38]" office:value-type="float" office:value="19500">
            <text:p>19500</text:p>
          </table:table-cell>
          <table:table-cell table:style-name="ce29" table:formula="oooc:=((((([.C9]+[.C13])+[.C25])+{})+[.C30])+[.C34])+[.C38]" office:value-type="float" office:value="38400">
            <text:p>38400</text:p>
          </table:table-cell>
          <table:table-cell table:style-name="ce29" table:formula="oooc:=((((([.D9]+[.D13])+[.D25])+{})+[.D30])+[.D34])+[.D38]" office:value-type="float" office:value="35400">
            <text:p>35400</text:p>
          </table:table-cell>
          <table:table-cell table:style-name="ce29" table:formula="oooc:=((((([.E9]+[.E13])+[.E25])+{})+[.E30])+[.E34])+[.E38]" office:value-type="float" office:value="35450">
            <text:p>35450</text:p>
          </table:table-cell>
          <table:table-cell table:style-name="ce27" table:formula="oooc:=((((([.F9]+[.F13])+[.F25])+{})+[.F30])+[.F34])+[.F38]" office:value-type="float" office:value="35500">
            <text:p>35500</text:p>
          </table:table-cell>
          <table:table-cell table:style-name="ce30" table:formula="oooc:=((((([.G9]+[.G13])+[.G25])+{})+[.G30])+[.G34])+[.G38]" office:value-type="float" office:value="35500">
            <text:p>35500</text:p>
          </table:table-cell>
          <table:table-cell table:style-name="ce28" table:formula="oooc:=((((([.H9]+[.H13])+[.H25])+{})+[.H30])+[.H34])+[.H38]" office:value-type="float" office:value="14550">
            <text:p>14550</text:p>
          </table:table-cell>
          <table:table-cell table:style-name="ce29" table:formula="oooc:=((((([.I9]+[.I13])+[.I25])+{})+[.I30])+[.I34])+[.I38]" office:value-type="float" office:value="8150">
            <text:p>8150</text:p>
          </table:table-cell>
          <table:table-cell table:style-name="ce29" table:formula="oooc:=((((([.J9]+[.J13])+[.J25])+{})+[.J30])+[.J34])+[.J38]" office:value-type="float" office:value="8200">
            <text:p>8200</text:p>
          </table:table-cell>
          <table:table-cell table:style-name="ce29" table:formula="oooc:=((((([.K9]+[.K13])+[.K25])+{})+[.K30])+[.K34])+[.K38]" office:value-type="float" office:value="8250">
            <text:p>8250</text:p>
          </table:table-cell>
          <table:table-cell table:style-name="ce29" table:formula="oooc:=((((([.L9]+[.L13])+[.L25])+{})+[.L30])+[.L34])+[.L38]" office:value-type="float" office:value="7950">
            <text:p>7950</text:p>
          </table:table-cell>
          <table:table-cell table:style-name="ce29" table:formula="oooc:=((((([.M9]+[.M13])+[.M25])+{})+[.M30])+[.M34])+[.M38]" office:value-type="float" office:value="7950">
            <text:p>7950</text:p>
          </table:table-cell>
          <table:table-cell table:style-name="ce29" table:formula="oooc:=((((([.N9]+[.N13])+[.N25])+{})+[.N30])+[.N34])+[.N38]" office:value-type="float" office:value="7950">
            <text:p>7950</text:p>
          </table:table-cell>
          <table:table-cell table:style-name="ce29" table:formula="oooc:=((((([.O9]+[.O13])+[.O25])+{})+[.O30])+[.O34])+[.O38]" office:value-type="float" office:value="7950">
            <text:p>7950</text:p>
          </table:table-cell>
          <table:table-cell table:style-name="ce29" table:formula="oooc:=((((([.P9]+[.P13])+[.P25])+{})+[.P30])+[.P34])+[.P38]" office:value-type="float" office:value="7950">
            <text:p>7950</text:p>
          </table:table-cell>
          <table:table-cell table:style-name="ce29" table:formula="oooc:=((((([.Q9]+[.Q13])+[.Q25])+{})+[.Q30])+[.Q34])+[.Q38]" office:value-type="float" office:value="7950">
            <text:p>7950</text:p>
          </table:table-cell>
          <table:table-cell table:style-name="ce29" table:formula="oooc:=((((([.R9]+[.R13])+[.R25])+{})+[.R30])+[.R34])+[.R38]" office:value-type="float" office:value="7950">
            <text:p>7950</text:p>
          </table:table-cell>
          <table:table-cell table:style-name="ce29" table:formula="oooc:=((((([.S9]+[.S13])+[.S25])+{})+[.S30])+[.S34])+[.S38]" office:value-type="float" office:value="7950">
            <text:p>7950</text:p>
          </table:table-cell>
        </table:table-row>
        <table:table-row table:style-name="ro4">
          <table:table-cell table:style-name="ce27" office:value-type="string">
            <text:p>Liquid Assets</text:p>
          </table:table-cell>
          <table:table-cell table:style-name="ce31" table:formula="oooc:=(((((([.B7]+[.B11])+[.B17])+{})+[.B20])+[.B24])+{})+[.B29]" office:value-type="float" office:value="101000">
            <text:p>$101,000</text:p>
          </table:table-cell>
          <table:table-cell table:style-name="ce31" table:formula="oooc:=(((((([.C7]+[.C11])+[.C17])+{})+[.C20])+[.C24])+{})+[.C29]" office:value-type="float" office:value="132450">
            <text:p>$132,450</text:p>
          </table:table-cell>
          <table:table-cell table:style-name="ce31" table:formula="oooc:=(((((([.D7]+[.D11])+[.D17])+{})+[.D20])+[.D24])+{})+[.D29]" office:value-type="float" office:value="168397.5">
            <text:p>$168,398</text:p>
          </table:table-cell>
          <table:table-cell table:style-name="ce31" table:formula="oooc:=(((((([.E7]+[.E11])+[.E17])+{})+[.E20])+[.E24])+{})+[.E29]" office:value-type="float" office:value="205918.85">
            <text:p>$205,919</text:p>
          </table:table-cell>
          <table:table-cell table:style-name="ce31" table:formula="oooc:=(((((([.F7]+[.F11])+[.F17])+{})+[.F20])+[.F24])+{})+[.F29]" office:value-type="float" office:value="245531.804625">
            <text:p>$245,532</text:p>
          </table:table-cell>
          <table:table-cell table:style-name="ce32" table:formula="oooc:=(((((([.G7]+[.G11])+[.G17])+{})+[.G20])+[.G24])+{})+[.G29]" office:value-type="float" office:value="287339.098508125">
            <text:p>$287,339</text:p>
          </table:table-cell>
          <table:table-cell table:style-name="ce33" table:formula="oooc:=(((((([.H7]+[.H11])+[.H17])+{})+[.H20])+[.H24])+{})+[.H29]" office:value-type="float" office:value="327479.3257478594">
            <text:p>$327,479</text:p>
          </table:table-cell>
          <table:table-cell table:style-name="ce34" table:formula="oooc:=(((((([.I7]+[.I11])+[.I17])+{})+[.I20])+[.I24])+{})+[.I29]" office:value-type="float" office:value="355042.8686611645">
            <text:p>$355,043</text:p>
          </table:table-cell>
          <table:table-cell table:style-name="ce34" table:formula="oooc:=(((((([.J7]+[.J11])+[.J17])+{})+[.J20])+[.J24])+{})+[.J29]" office:value-type="float" office:value="385181.3620664138">
            <text:p>$385,181</text:p>
          </table:table-cell>
          <table:table-cell table:style-name="ce34" table:formula="oooc:=(((((([.K7]+[.K11])+[.K17])+{})+[.K20])+[.K24])+{})+[.K29]" office:value-type="float" office:value="417006.0051179112">
            <text:p>$417,006</text:p>
          </table:table-cell>
          <table:table-cell table:style-name="ce34" table:formula="oooc:=(((((([.L7]+[.L11])+[.L17])+{})+[.L20])+[.L24])+{})+[.L29]" office:value-type="float" office:value="450688.17847167386">
            <text:p>$450,688</text:p>
          </table:table-cell>
          <table:table-cell table:style-name="ce34" table:formula="oooc:=(((((([.M7]+[.M11])+[.M17])+{})+[.M20])+[.M24])+{})+[.M29]" office:value-type="float" office:value="486336.59146991826">
            <text:p>$486,337</text:p>
          </table:table-cell>
          <table:table-cell table:style-name="ce34" table:formula="oooc:=(((((([.N7]+[.N11])+[.N17])+{})+[.N20])+[.N24])+{})+[.N29]" office:value-type="float" office:value="506071.47137114056">
            <text:p>$506,071</text:p>
          </table:table-cell>
          <table:table-cell table:style-name="ce34" table:formula="oooc:=(((((([.O7]+[.O11])+[.O17])+{})+[.O20])+[.O24])+{})+[.O29]" office:value-type="float" office:value="526940.1516669146">
            <text:p>$526,940</text:p>
          </table:table-cell>
          <table:table-cell table:style-name="ce34" table:formula="oooc:=(((((([.P7]+[.P11])+[.P17])+{})+[.P20])+[.P24])+{})+[.P29]" office:value-type="float" office:value="549013.0523652583">
            <text:p>$549,013</text:p>
          </table:table-cell>
          <table:table-cell table:style-name="ce34" table:formula="oooc:=(((((([.Q7]+[.Q11])+[.Q17])+{})+[.Q20])+[.Q24])+{})+[.Q29]" office:value-type="float" office:value="572365.0621099798">
            <text:p>$572,365</text:p>
          </table:table-cell>
          <table:table-cell table:style-name="ce34" table:formula="oooc:=(((((([.R7]+[.R11])+[.R17])+{})+[.R20])+[.R24])+{})+[.R29]" office:value-type="float" office:value="647198.4453473213">
            <text:p>$647,198</text:p>
          </table:table-cell>
          <table:table-cell table:style-name="ce34" table:formula="oooc:=(((((([.S7]+[.S11])+[.S17])+{})+[.S20])+[.S24])+{})+[.S29]" office:value-type="float" office:value="692360.0383223584">
            <text:p>$692,360</text:p>
          </table:table-cell>
        </table:table-row>
        <table:table-row table:style-name="ro4">
          <table:table-cell table:style-name="ce35" office:value-type="string">
            <text:p>Account Targets</text:p>
          </table:table-cell>
          <table:table-cell table:number-columns-repeated="5" table:style-name="ce36"/>
          <table:table-cell table:style-name="ce37"/>
          <table:table-cell table:style-name="ce38"/>
          <table:table-cell table:number-columns-repeated="11" table:style-name="ce39"/>
        </table:table-row>
        <table:table-row table:style-name="ro2">
          <table:table-cell table:style-name="ce40" office:value-type="float" office:value="0.07">
            <text:p>0.07</text:p>
          </table:table-cell>
          <table:table-cell table:style-name="ce41"/>
          <table:table-cell table:number-columns-repeated="3" table:style-name="ce42"/>
          <table:table-cell table:style-name="ce43"/>
          <table:table-cell table:style-name="ce24"/>
          <table:table-cell table:style-name="ce44"/>
          <table:table-cell table:number-columns-repeated="11" table:style-name="ce42"/>
        </table:table-row>
        <table:table-row table:style-name="ro4">
          <table:table-cell table:style-name="ce21" office:value-type="string">
            <text:p>401k / IRAs</text:p>
          </table:table-cell>
          <table:table-cell table:style-name="ce45" office:value-type="float" office:value="100000">
            <text:p>$100,000</text:p>
          </table:table-cell>
          <table:table-cell table:style-name="ce46" table:formula="oooc:=([.B7]+[.B8])+[.B9]" office:value-type="float" office:value="115000">
            <text:p>$115,000</text:p>
          </table:table-cell>
          <table:table-cell table:style-name="ce46" table:formula="oooc:=([.C7]+[.C8])+[.C9]" office:value-type="float" office:value="137000">
            <text:p>$137,000</text:p>
          </table:table-cell>
          <table:table-cell table:style-name="ce46" table:formula="oooc:=([.D7]+[.D8])+[.D9]" office:value-type="float" office:value="160050">
            <text:p>$160,050</text:p>
          </table:table-cell>
          <table:table-cell table:style-name="ce47" table:formula="oooc:=([.E7]+[.E8])+[.E9]" office:value-type="float" office:value="184640">
            <text:p>$184,640</text:p>
          </table:table-cell>
          <table:table-cell table:style-name="ce48" table:formula="oooc:=([.F7]+[.F8])+[.F9]" office:value-type="float" office:value="210843.5">
            <text:p>$210,844</text:p>
          </table:table-cell>
          <table:table-cell table:style-name="ce49" table:formula="oooc:=([.G7]+[.G8])+[.G9]" office:value-type="float" office:value="238768.3">
            <text:p>$238,768</text:p>
          </table:table-cell>
          <table:table-cell table:style-name="ce46" table:formula="oooc:=([.H7]+[.H8])+[.H9]" office:value-type="float" office:value="253527.345">
            <text:p>$253,527</text:p>
          </table:table-cell>
          <table:table-cell table:style-name="ce46" table:formula="oooc:=([.I7]+[.I8])+[.I9]" office:value-type="float" office:value="270241.126">
            <text:p>$270,241</text:p>
          </table:table-cell>
          <table:table-cell table:style-name="ce46" table:formula="oooc:=([.J7]+[.J8])+[.J9]" office:value-type="float" office:value="287988.04015">
            <text:p>$287,988</text:p>
          </table:table-cell>
          <table:table-cell table:style-name="ce46" table:formula="oooc:=([.K7]+[.K8])+[.K9]" office:value-type="float" office:value="306904.91897">
            <text:p>$306,905</text:p>
          </table:table-cell>
          <table:table-cell table:style-name="ce46" table:formula="oooc:=([.L7]+[.L8])+[.L9]" office:value-type="float" office:value="327064.0817805">
            <text:p>$327,064</text:p>
          </table:table-cell>
          <table:table-cell table:style-name="ce46" table:formula="oooc:=([.M7]+[.M8])+[.M9]" office:value-type="float" office:value="348547.4261084">
            <text:p>$348,547</text:p>
          </table:table-cell>
          <table:table-cell table:style-name="ce46" table:formula="oooc:=([.N7]+[.N8])+[.N9]" office:value-type="float" office:value="371441.911833035">
            <text:p>$371,442</text:p>
          </table:table-cell>
          <table:table-cell table:style-name="ce46" table:formula="oooc:=([.O7]+[.O8])+[.O9]" office:value-type="float" office:value="395840.231660623">
            <text:p>$395,840</text:p>
          </table:table-cell>
          <table:table-cell table:style-name="ce46" table:formula="oooc:=([.P7]+[.P8])+[.P9]" office:value-type="float" office:value="421841.1654889354">
            <text:p>$421,841</text:p>
          </table:table-cell>
          <table:table-cell table:style-name="ce46" table:formula="oooc:=([.Q7]+[.Q8])+[.Q9]" office:value-type="float" office:value="449549.98170517903">
            <text:p>$449,550</text:p>
          </table:table-cell>
          <table:table-cell table:style-name="ce46" table:formula="oooc:=([.R7]+[.R8])+[.R9]" office:value-type="float" office:value="479078.8632894045">
            <text:p>$479,079</text:p>
          </table:table-cell>
        </table:table-row>
        <table:table-row table:style-name="ro4">
          <table:table-cell table:style-name="ce21" office:value-type="string">
            <text:p>appreciation</text:p>
          </table:table-cell>
          <table:table-cell table:style-name="ce50"/>
          <table:table-cell table:style-name="ce46" table:formula="oooc:=[.$A6]*[.B7]" office:value-type="float" office:value="7000.000000000001">
            <text:p>$7,000</text:p>
          </table:table-cell>
          <table:table-cell table:style-name="ce46" table:formula="oooc:=[.$A6]*[.C7]" office:value-type="float" office:value="8050.000000000001">
            <text:p>$8,050</text:p>
          </table:table-cell>
          <table:table-cell table:style-name="ce46" table:formula="oooc:=[.$A6]*[.D7]" office:value-type="float" office:value="9590.000000000002">
            <text:p>$9,590</text:p>
          </table:table-cell>
          <table:table-cell table:style-name="ce47" table:formula="oooc:=[.$A6]*[.E7]" office:value-type="float" office:value="11203.500000000002">
            <text:p>$11,204</text:p>
          </table:table-cell>
          <table:table-cell table:style-name="ce48" table:formula="oooc:=[.$A6]*[.F7]" office:value-type="float" office:value="12924.800000000001">
            <text:p>$12,925</text:p>
          </table:table-cell>
          <table:table-cell table:style-name="ce49" table:formula="oooc:=[.$A6]*[.G7]" office:value-type="float" office:value="14759.045000000002">
            <text:p>$14,759</text:p>
          </table:table-cell>
          <table:table-cell table:style-name="ce46" table:formula="oooc:=[.$A6]*[.H7]" office:value-type="float" office:value="16713.781">
            <text:p>$16,714</text:p>
          </table:table-cell>
          <table:table-cell table:style-name="ce46" table:formula="oooc:=[.$A6]*[.I7]" office:value-type="float" office:value="17746.91415">
            <text:p>$17,747</text:p>
          </table:table-cell>
          <table:table-cell table:style-name="ce46" table:formula="oooc:=[.$A6]*[.J7]" office:value-type="float" office:value="18916.87882">
            <text:p>$18,917</text:p>
          </table:table-cell>
          <table:table-cell table:style-name="ce46" table:formula="oooc:=[.$A6]*[.K7]" office:value-type="float" office:value="20159.1628105">
            <text:p>$20,159</text:p>
          </table:table-cell>
          <table:table-cell table:style-name="ce46" table:formula="oooc:=[.$A6]*[.L7]" office:value-type="float" office:value="21483.344327900002">
            <text:p>$21,483</text:p>
          </table:table-cell>
          <table:table-cell table:style-name="ce46" table:formula="oooc:=[.$A6]*[.M7]" office:value-type="float" office:value="22894.485724635004">
            <text:p>$22,894</text:p>
          </table:table-cell>
          <table:table-cell table:style-name="ce46" table:formula="oooc:=[.$A6]*[.N7]" office:value-type="float" office:value="24398.319827588002">
            <text:p>$24,398</text:p>
          </table:table-cell>
          <table:table-cell table:style-name="ce46" table:formula="oooc:=[.$A6]*[.O7]" office:value-type="float" office:value="26000.933828312453">
            <text:p>$26,001</text:p>
          </table:table-cell>
          <table:table-cell table:style-name="ce46" table:formula="oooc:=[.$A6]*[.P7]" office:value-type="float" office:value="27708.816216243613">
            <text:p>$27,709</text:p>
          </table:table-cell>
          <table:table-cell table:style-name="ce46" table:formula="oooc:=[.$A6]*[.Q7]" office:value-type="float" office:value="29528.88158422548">
            <text:p>$29,529</text:p>
          </table:table-cell>
          <table:table-cell table:style-name="ce46" table:formula="oooc:=[.$A6]*[.R7]" office:value-type="float" office:value="31468.498719362535">
            <text:p>$31,468</text:p>
          </table:table-cell>
        </table:table-row>
        <table:table-row table:style-name="ro4">
          <table:table-cell table:style-name="ce21" office:value-type="string">
            <text:p>contributions</text:p>
          </table:table-cell>
          <table:table-cell table:style-name="ce50" office:value-type="float" office:value="15000">
            <text:p>$15,000</text:p>
          </table:table-cell>
          <table:table-cell table:style-name="ce46" office:value-type="float" office:value="15000">
            <text:p>$15,000</text:p>
          </table:table-cell>
          <table:table-cell table:style-name="ce46" office:value-type="float" office:value="15000">
            <text:p>$15,000</text:p>
          </table:table-cell>
          <table:table-cell table:style-name="ce46" office:value-type="float" office:value="15000">
            <text:p>$15,000</text:p>
          </table:table-cell>
          <table:table-cell table:style-name="ce46" office:value-type="float" office:value="15000">
            <text:p>$15,000</text:p>
          </table:table-cell>
          <table:table-cell table:style-name="ce46" office:value-type="float" office:value="15000">
            <text:p>$15,000</text:p>
          </table:table-cell>
          <table:table-cell table:style-name="ce51"/>
          <table:table-cell table:number-columns-repeated="5" table:style-name="ce46"/>
          <table:table-cell table:number-columns-repeated="6" table:style-name="ce15"/>
        </table:table-row>
        <table:table-row table:style-name="ro2">
          <table:table-cell table:style-name="ce52" office:value-type="float" office:value="0.05">
            <text:p>0.05</text:p>
          </table:table-cell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HSA</text:p>
          </table:table-cell>
          <table:table-cell table:style-name="ce50" office:value-type="float" office:value="0">
            <text:p>$0</text:p>
          </table:table-cell>
          <table:table-cell table:style-name="ce46" table:formula="oooc:=([.C12]+[.B11])+[.C13]" office:value-type="float" office:value="6450">
            <text:p>$6,450</text:p>
          </table:table-cell>
          <table:table-cell table:style-name="ce46" table:formula="oooc:=([.D12]+[.C11])+[.D13]" office:value-type="float" office:value="13222.5">
            <text:p>$13,223</text:p>
          </table:table-cell>
          <table:table-cell table:style-name="ce46" table:formula="oooc:=([.E12]+[.D11])+[.E13]" office:value-type="float" office:value="20333.625">
            <text:p>$20,334</text:p>
          </table:table-cell>
          <table:table-cell table:style-name="ce47" table:formula="oooc:=([.F12]+[.E11])+[.F13]" office:value-type="float" office:value="27800.30625">
            <text:p>$27,800</text:p>
          </table:table-cell>
          <table:table-cell table:style-name="ce48" table:formula="oooc:=([.G12]+[.F11])+[.G13]" office:value-type="float" office:value="35640.3215625">
            <text:p>$35,640</text:p>
          </table:table-cell>
          <table:table-cell table:style-name="ce49" table:formula="oooc:=([.H12]+[.G11])+[.H13]" office:value-type="float" office:value="43872.337640625">
            <text:p>$43,872</text:p>
          </table:table-cell>
          <table:table-cell table:style-name="ce46" table:formula="oooc:=([.I12]+[.H11])+[.I13]" office:value-type="float" office:value="52515.954522656255">
            <text:p>$52,516</text:p>
          </table:table-cell>
          <table:table-cell table:style-name="ce46" table:formula="oooc:=([.J12]+[.I11])+[.J13]" office:value-type="float" office:value="61591.75224878907">
            <text:p>$61,592</text:p>
          </table:table-cell>
          <table:table-cell table:style-name="ce46" table:formula="oooc:=([.K12]+[.J11])+[.K13]" office:value-type="float" office:value="71121.33986122852">
            <text:p>$71,121</text:p>
          </table:table-cell>
          <table:table-cell table:style-name="ce46" table:formula="oooc:=([.L12]+[.K11])+[.L13]" office:value-type="float" office:value="81127.40685428995">
            <text:p>$81,127</text:p>
          </table:table-cell>
          <table:table-cell table:style-name="ce46" table:formula="oooc:=([.M12]+[.L11])+[.M13]" office:value-type="float" office:value="91633.77719700444">
            <text:p>$91,634</text:p>
          </table:table-cell>
          <table:table-cell table:style-name="ce46" table:formula="oooc:=([.N12]+[.M11])+[.N13]" office:value-type="float" office:value="102665.46605685467">
            <text:p>$102,665</text:p>
          </table:table-cell>
          <table:table-cell table:style-name="ce46" table:formula="oooc:=([.O12]+[.N11])+[.O13]" office:value-type="float" office:value="114248.7393596974">
            <text:p>$114,249</text:p>
          </table:table-cell>
          <table:table-cell table:style-name="ce46" table:formula="oooc:=([.P12]+[.O11])+[.P13]" office:value-type="float" office:value="126411.17632768227">
            <text:p>$126,411</text:p>
          </table:table-cell>
          <table:table-cell table:style-name="ce46" table:formula="oooc:=([.Q12]+[.P11])+[.Q13]" office:value-type="float" office:value="139181.7351440664">
            <text:p>$139,182</text:p>
          </table:table-cell>
          <table:table-cell table:style-name="ce46" table:formula="oooc:=([.R12]+[.Q11])+[.R13]" office:value-type="float" office:value="152590.82190126972">
            <text:p>$152,591</text:p>
          </table:table-cell>
          <table:table-cell table:style-name="ce46" table:formula="oooc:=([.S12]+[.R11])+[.S13]" office:value-type="float" office:value="166670.36299633322">
            <text:p>$166,670</text:p>
          </table:table-cell>
        </table:table-row>
        <table:table-row table:style-name="ro4">
          <table:table-cell table:style-name="ce21" office:value-type="string">
            <text:p>Appreciation</text:p>
          </table:table-cell>
          <table:table-cell table:style-name="ce50"/>
          <table:table-cell table:style-name="ce46" table:formula="oooc:=[.B11]*[.A10]" office:value-type="float" office:value="0">
            <text:p>$0</text:p>
          </table:table-cell>
          <table:table-cell table:style-name="ce46" table:formula="oooc:=[.C11]*[.$A10]" office:value-type="float" office:value="322.5">
            <text:p>$323</text:p>
          </table:table-cell>
          <table:table-cell table:style-name="ce46" table:formula="oooc:=[.D11]*[.$A10]" office:value-type="float" office:value="661.125">
            <text:p>$661</text:p>
          </table:table-cell>
          <table:table-cell table:style-name="ce47" table:formula="oooc:=[.E11]*[.$A10]" office:value-type="float" office:value="1016.6812500000001">
            <text:p>$1,017</text:p>
          </table:table-cell>
          <table:table-cell table:style-name="ce48" table:formula="oooc:=[.F11]*[.$A10]" office:value-type="float" office:value="1390.0153125000002">
            <text:p>$1,390</text:p>
          </table:table-cell>
          <table:table-cell table:style-name="ce49" table:formula="oooc:=[.G11]*[.$A10]" office:value-type="float" office:value="1782.0160781250001">
            <text:p>$1,782</text:p>
          </table:table-cell>
          <table:table-cell table:style-name="ce46" table:formula="oooc:=[.H11]*[.$A10]" office:value-type="float" office:value="2193.61688203125">
            <text:p>$2,194</text:p>
          </table:table-cell>
          <table:table-cell table:style-name="ce46" table:formula="oooc:=[.I11]*[.$A10]" office:value-type="float" office:value="2625.797726132813">
            <text:p>$2,626</text:p>
          </table:table-cell>
          <table:table-cell table:style-name="ce46" table:formula="oooc:=[.J11]*[.$A10]" office:value-type="float" office:value="3079.5876124394536">
            <text:p>$3,080</text:p>
          </table:table-cell>
          <table:table-cell table:style-name="ce46" table:formula="oooc:=[.K11]*[.$A10]" office:value-type="float" office:value="3556.0669930614263">
            <text:p>$3,556</text:p>
          </table:table-cell>
          <table:table-cell table:style-name="ce46" table:formula="oooc:=[.L11]*[.$A10]" office:value-type="float" office:value="4056.3703427144974">
            <text:p>$4,056</text:p>
          </table:table-cell>
          <table:table-cell table:style-name="ce46" table:formula="oooc:=[.M11]*[.$A10]" office:value-type="float" office:value="4581.688859850222">
            <text:p>$4,582</text:p>
          </table:table-cell>
          <table:table-cell table:style-name="ce46" table:formula="oooc:=[.N11]*[.$A10]" office:value-type="float" office:value="5133.273302842734">
            <text:p>$5,133</text:p>
          </table:table-cell>
          <table:table-cell table:style-name="ce46" table:formula="oooc:=[.O11]*[.$A10]" office:value-type="float" office:value="5712.4369679848705">
            <text:p>$5,712</text:p>
          </table:table-cell>
          <table:table-cell table:style-name="ce46" table:formula="oooc:=[.P11]*[.$A10]" office:value-type="float" office:value="6320.558816384114">
            <text:p>$6,321</text:p>
          </table:table-cell>
          <table:table-cell table:style-name="ce46" table:formula="oooc:=[.Q11]*[.$A10]" office:value-type="float" office:value="6959.08675720332">
            <text:p>$6,959</text:p>
          </table:table-cell>
          <table:table-cell table:style-name="ce46" table:formula="oooc:=[.R11]*[.$A10]" office:value-type="float" office:value="7629.541095063487">
            <text:p>$7,630</text:p>
          </table:table-cell>
        </table:table-row>
        <table:table-row table:style-name="ro4">
          <table:table-cell table:style-name="ce21" office:value-type="string">
            <text:p>contributions</text:p>
          </table:table-cell>
          <table:table-cell table:style-name="ce50" office:value-type="float" office:value="0">
            <text:p>$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7" office:value-type="float" office:value="6450">
            <text:p>$6,450</text:p>
          </table:table-cell>
          <table:table-cell table:style-name="ce48" office:value-type="float" office:value="6450">
            <text:p>$6,450</text:p>
          </table:table-cell>
          <table:table-cell table:style-name="ce49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  <table:table-cell table:style-name="ce46" office:value-type="float" office:value="6450">
            <text:p>$6,450</text:p>
          </table:table-cell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52" office:value-type="float" office:value="0.07">
            <text:p>0.07</text:p>
          </table:table-cell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Roth</text:p>
          </table:table-cell>
          <table:table-cell table:style-name="ce50" office:value-type="float" office:value="0">
            <text:p>$0</text:p>
          </table:table-cell>
          <table:table-cell table:style-name="ce46" table:formula="oooc:=[.C18]+[.B17]" office:value-type="float" office:value="0">
            <text:p>$0</text:p>
          </table:table-cell>
          <table:table-cell table:style-name="ce46" table:formula="oooc:=[.D18]+[.C17]" office:value-type="float" office:value="0">
            <text:p>$0</text:p>
          </table:table-cell>
          <table:table-cell table:style-name="ce46" table:formula="oooc:=[.E18]+[.D17]" office:value-type="float" office:value="0">
            <text:p>$0</text:p>
          </table:table-cell>
          <table:table-cell table:style-name="ce47" table:formula="oooc:=[.F18]+[.E17]" office:value-type="float" office:value="0">
            <text:p>$0</text:p>
          </table:table-cell>
          <table:table-cell table:style-name="ce48" table:formula="oooc:=[.G18]+[.F17]" office:value-type="float" office:value="0">
            <text:p>$0</text:p>
          </table:table-cell>
          <table:table-cell table:style-name="ce49" table:formula="oooc:=[.H18]+[.G17]" office:value-type="float" office:value="0">
            <text:p>$0</text:p>
          </table:table-cell>
          <table:table-cell table:style-name="ce46" table:formula="oooc:=[.I18]+[.H17]" office:value-type="float" office:value="0">
            <text:p>$0</text:p>
          </table:table-cell>
          <table:table-cell table:style-name="ce46" table:formula="oooc:=[.J18]+[.I17]" office:value-type="float" office:value="0">
            <text:p>$0</text:p>
          </table:table-cell>
          <table:table-cell table:style-name="ce46" table:formula="oooc:=[.K18]+[.J17]" office:value-type="float" office:value="0">
            <text:p>$0</text:p>
          </table:table-cell>
          <table:table-cell table:style-name="ce46" table:formula="oooc:=[.L18]+[.K17]" office:value-type="float" office:value="0">
            <text:p>$0</text:p>
          </table:table-cell>
          <table:table-cell table:style-name="ce46" table:formula="oooc:=[.M18]+[.L17]" office:value-type="float" office:value="0">
            <text:p>$0</text:p>
          </table:table-cell>
          <table:table-cell table:style-name="ce46" table:formula="oooc:=[.N18]+[.M17]" office:value-type="float" office:value="0">
            <text:p>$0</text:p>
          </table:table-cell>
          <table:table-cell table:style-name="ce46" table:formula="oooc:=[.O18]+[.N17]" office:value-type="float" office:value="0">
            <text:p>$0</text:p>
          </table:table-cell>
          <table:table-cell table:style-name="ce46" table:formula="oooc:=[.P18]+[.O17]" office:value-type="float" office:value="0">
            <text:p>$0</text:p>
          </table:table-cell>
          <table:table-cell table:style-name="ce46" table:formula="oooc:=[.Q18]+[.P17]" office:value-type="float" office:value="0">
            <text:p>$0</text:p>
          </table:table-cell>
          <table:table-cell table:style-name="ce46" table:formula="oooc:=[.R18]+[.Q17]" office:value-type="float" office:value="0">
            <text:p>$0</text:p>
          </table:table-cell>
          <table:table-cell table:style-name="ce46" table:formula="oooc:=[.S18]+[.R17]" office:value-type="float" office:value="0">
            <text:p>$0</text:p>
          </table:table-cell>
        </table:table-row>
        <table:table-row table:style-name="ro4">
          <table:table-cell table:style-name="ce21" office:value-type="string">
            <text:p>appreciation</text:p>
          </table:table-cell>
          <table:table-cell table:style-name="ce50" office:value-type="float" office:value="0">
            <text:p>$0</text:p>
          </table:table-cell>
          <table:table-cell table:style-name="ce46" table:formula="oooc:=[.$A16]*[.B17]" office:value-type="float" office:value="0">
            <text:p>$0</text:p>
          </table:table-cell>
          <table:table-cell table:style-name="ce46" table:formula="oooc:=[.$A16]*[.C17]" office:value-type="float" office:value="0">
            <text:p>$0</text:p>
          </table:table-cell>
          <table:table-cell table:style-name="ce46" table:formula="oooc:=[.$A16]*[.D17]" office:value-type="float" office:value="0">
            <text:p>$0</text:p>
          </table:table-cell>
          <table:table-cell table:style-name="ce47" table:formula="oooc:=[.$A16]*[.E17]" office:value-type="float" office:value="0">
            <text:p>$0</text:p>
          </table:table-cell>
          <table:table-cell table:style-name="ce48" table:formula="oooc:=[.$A16]*[.F17]" office:value-type="float" office:value="0">
            <text:p>$0</text:p>
          </table:table-cell>
          <table:table-cell table:style-name="ce49" table:formula="oooc:=[.$A16]*[.G17]" office:value-type="float" office:value="0">
            <text:p>$0</text:p>
          </table:table-cell>
          <table:table-cell table:style-name="ce46" table:formula="oooc:=[.$A16]*[.H17]" office:value-type="float" office:value="0">
            <text:p>$0</text:p>
          </table:table-cell>
          <table:table-cell table:style-name="ce46" table:formula="oooc:=[.$A16]*[.I17]" office:value-type="float" office:value="0">
            <text:p>$0</text:p>
          </table:table-cell>
          <table:table-cell table:style-name="ce46" table:formula="oooc:=[.$A16]*[.J17]" office:value-type="float" office:value="0">
            <text:p>$0</text:p>
          </table:table-cell>
          <table:table-cell table:style-name="ce46" table:formula="oooc:=[.$A16]*[.K17]" office:value-type="float" office:value="0">
            <text:p>$0</text:p>
          </table:table-cell>
          <table:table-cell table:style-name="ce46" table:formula="oooc:=[.$A16]*[.L17]" office:value-type="float" office:value="0">
            <text:p>$0</text:p>
          </table:table-cell>
          <table:table-cell table:style-name="ce46" table:formula="oooc:=[.$A16]*[.M17]" office:value-type="float" office:value="0">
            <text:p>$0</text:p>
          </table:table-cell>
          <table:table-cell table:style-name="ce46" table:formula="oooc:=[.$A16]*[.N17]" office:value-type="float" office:value="0">
            <text:p>$0</text:p>
          </table:table-cell>
          <table:table-cell table:style-name="ce46" table:formula="oooc:=[.$A16]*[.O17]" office:value-type="float" office:value="0">
            <text:p>$0</text:p>
          </table:table-cell>
          <table:table-cell table:style-name="ce46" table:formula="oooc:=[.$A16]*[.P17]" office:value-type="float" office:value="0">
            <text:p>$0</text:p>
          </table:table-cell>
          <table:table-cell table:style-name="ce46" table:formula="oooc:=[.$A16]*[.Q17]" office:value-type="float" office:value="0">
            <text:p>$0</text:p>
          </table:table-cell>
          <table:table-cell table:style-name="ce46" table:formula="oooc:=[.$A16]*[.R17]" office:value-type="float" office:value="0">
            <text:p>$0</text:p>
          </table:table-cell>
        </table:table-row>
        <table:table-row table:style-name="ro2">
          <table:table-cell table:style-name="ce52" office:value-type="float" office:value="0.06">
            <text:p>0.06</text:p>
          </table:table-cell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3" table:style-name="ce46"/>
          <table:table-cell table:number-columns-repeated="2" table:style-name="ce53"/>
          <table:table-cell table:number-columns-repeated="4" table:style-name="ce39"/>
        </table:table-row>
        <table:table-row table:style-name="ro3">
          <table:table-cell table:style-name="ce21" office:value-type="string">
            <text:p>Education Savings Accounts</text:p>
          </table:table-cell>
          <table:table-cell table:style-name="ce50" office:value-type="float" office:value="0">
            <text:p>$0</text:p>
          </table:table-cell>
          <table:table-cell table:style-name="ce46" table:formula="oooc:=(([.$A$19]*[.B20])+2000)+[.B20]" office:value-type="float" office:value="2000">
            <text:p>$2,000</text:p>
          </table:table-cell>
          <table:table-cell table:style-name="ce46" table:formula="oooc:=(([.$A$19]*[.C20])+2000)+[.C20]" office:value-type="float" office:value="4120">
            <text:p>$4,120</text:p>
          </table:table-cell>
          <table:table-cell table:style-name="ce46" table:formula="oooc:=(([.$A$19]*[.D20])+2000)+[.D20]" office:value-type="float" office:value="6367.2">
            <text:p>$6,367</text:p>
          </table:table-cell>
          <table:table-cell table:style-name="ce47" table:formula="oooc:=(([.$A$19]*[.E20])+2000)+[.E20]" office:value-type="float" office:value="8749.232">
            <text:p>$8,749</text:p>
          </table:table-cell>
          <table:table-cell table:style-name="ce48" table:formula="oooc:=(([.$A$19]*[.F20])+2000)+[.F20]" office:value-type="float" office:value="11274.18592">
            <text:p>$11,274</text:p>
          </table:table-cell>
          <table:table-cell table:style-name="ce49" table:formula="oooc:=(([.$A$19]*[.G20])+2000)+[.G20]" office:value-type="float" office:value="13950.6370752">
            <text:p>$13,951</text:p>
          </table:table-cell>
          <table:table-cell table:style-name="ce46" table:formula="oooc:=(([.$A$19]*[.H20])+2000)+[.H20]" office:value-type="float" office:value="16787.675299712">
            <text:p>$16,788</text:p>
          </table:table-cell>
          <table:table-cell table:style-name="ce46" table:formula="oooc:=(([.$A$19]*[.I20])+2000)+[.I20]" office:value-type="float" office:value="19794.935817694717">
            <text:p>$19,795</text:p>
          </table:table-cell>
          <table:table-cell table:style-name="ce46" table:formula="oooc:=(([.$A$19]*[.J20])+2000)+[.J20]" office:value-type="float" office:value="22982.631966756402">
            <text:p>$22,983</text:p>
          </table:table-cell>
          <table:table-cell table:style-name="ce54" table:formula="oooc:=(([.$A$19]*[.K20])+2000)+[.K20]" office:value-type="float" office:value="26361.589884761786">
            <text:p>$26,362</text:p>
          </table:table-cell>
          <table:table-cell table:style-name="ce55" table:formula="oooc:=(([.$A$19]*[.L20])+2000)+[.L20]" office:value-type="float" office:value="29943.28527784749">
            <text:p>$29,943</text:p>
          </table:table-cell>
          <table:table-cell table:style-name="ce56" table:formula="oooc:=((([.$A$19]*[.M20])+2000)+[.M20])-18000" office:value-type="float" office:value="15739.88239451834">
            <text:p>$15,740</text:p>
          </table:table-cell>
          <table:table-cell table:style-name="ce56" table:formula="oooc:=((([.$A$19]*[.N20])+2000)+[.N20])-18000" office:value-type="float" office:value="684.2753381894399">
            <text:p>$684</text:p>
          </table:table-cell>
          <table:table-cell table:style-name="ce56" table:formula="oooc:=((([.$A$19]*[.O20])+2000)+[.O20])-18000" office:value-type="float" office:value="-15274.668141519192">
            <text:p>-$15,275</text:p>
          </table:table-cell>
          <table:table-cell table:style-name="ce57" table:formula="oooc:=((([.$A$19]*[.P20])+2000)+[.P20])-18000" office:value-type="float" office:value="-32191.148230010345">
            <text:p>-$32,191</text:p>
          </table:table-cell>
          <table:table-cell table:number-columns-repeated="2" table:style-name="ce15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  <table:table-cell table:style-name="ce47"/>
          <table:table-cell table:number-columns-repeated="3" table:style-name="ce36"/>
          <table:table-cell table:style-name="ce58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  <table:table-cell table:number-columns-repeated="4" table:style-name="ce42"/>
        </table:table-row>
        <table:table-row table:style-name="ro2">
          <table:table-cell table:style-name="ce52" office:value-type="float" office:value="0.055">
            <text:p>0.055</text:p>
          </table:table-cell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Brokerage</text:p>
          </table:table-cell>
          <table:table-cell table:style-name="ce50" office:value-type="float" office:value="0">
            <text:p>$0</text:p>
          </table:table-cell>
          <table:table-cell table:style-name="ce46" table:formula="oooc:=([.B24]+[.C25])+[.C26]" office:value-type="float" office:value="1000">
            <text:p>$1,000</text:p>
          </table:table-cell>
          <table:table-cell table:style-name="ce46" table:formula="oooc:=([.C24]+[.D25])+[.D26]" office:value-type="float" office:value="2055">
            <text:p>$2,055</text:p>
          </table:table-cell>
          <table:table-cell table:style-name="ce46" table:formula="oooc:=([.D24]+[.E25])+[.E26]" office:value-type="float" office:value="3168.025">
            <text:p>$3,168</text:p>
          </table:table-cell>
          <table:table-cell table:style-name="ce47" table:formula="oooc:=([.E24]+[.F25])+[.F26]" office:value-type="float" office:value="4342.266374999999">
            <text:p>$4,342</text:p>
          </table:table-cell>
          <table:table-cell table:style-name="ce48" table:formula="oooc:=([.F24]+[.G25])+[.G26]" office:value-type="float" office:value="5581.091025624999">
            <text:p>$5,581</text:p>
          </table:table-cell>
          <table:table-cell table:style-name="ce49" table:formula="oooc:=([.G24]+[.H25])+[.H26]" office:value-type="float" office:value="5888.051032034374">
            <text:p>$5,888</text:p>
          </table:table-cell>
          <table:table-cell table:style-name="ce46" table:formula="oooc:=([.H24]+[.I25])+[.I26]" office:value-type="float" office:value="6211.893838796264">
            <text:p>$6,212</text:p>
          </table:table-cell>
          <table:table-cell table:style-name="ce46" table:formula="oooc:=([.I24]+[.J25])+[.J26]" office:value-type="float" office:value="6553.547999930059">
            <text:p>$6,554</text:p>
          </table:table-cell>
          <table:table-cell table:style-name="ce46" table:formula="oooc:=([.J24]+[.K25])+[.K26]" office:value-type="float" office:value="6913.993139926212">
            <text:p>$6,914</text:p>
          </table:table-cell>
          <table:table-cell table:style-name="ce46" table:formula="oooc:=([.K24]+[.L25])+[.L26]" office:value-type="float" office:value="7294.262762622154">
            <text:p>$7,294</text:p>
          </table:table-cell>
          <table:table-cell table:style-name="ce46" table:formula="oooc:=([.L24]+[.M25])+[.M26]" office:value-type="float" office:value="7695.447214566372">
            <text:p>$7,695</text:p>
          </table:table-cell>
          <table:table-cell table:style-name="ce46" table:formula="oooc:=([.M24]+[.N25])+[.N26]" office:value-type="float" office:value="8118.696811367523">
            <text:p>$8,119</text:p>
          </table:table-cell>
          <table:table-cell table:style-name="ce46" table:formula="oooc:=([.N24]+[.O25])+[.O26]" office:value-type="float" office:value="8565.225135992736">
            <text:p>$8,565</text:p>
          </table:table-cell>
          <table:table-cell table:style-name="ce46" table:formula="oooc:=([.O24]+[.P25])+[.P26]" office:value-type="float" office:value="9036.312518472336">
            <text:p>$9,036</text:p>
          </table:table-cell>
          <table:table-cell table:style-name="ce46" table:formula="oooc:=([.P24]+[.Q25])+[.Q26]" office:value-type="float" office:value="9533.309706988315">
            <text:p>$9,533</text:p>
          </table:table-cell>
          <table:table-cell table:style-name="ce46" table:formula="oooc:=([.Q24]+[.R25])+[.R26]" office:value-type="float" office:value="10057.641740872672">
            <text:p>$10,058</text:p>
          </table:table-cell>
          <table:table-cell table:style-name="ce46" table:formula="oooc:=([.R24]+[.S25])+[.S26]" office:value-type="float" office:value="10610.81203662067">
            <text:p>$10,611</text:p>
          </table:table-cell>
        </table:table-row>
        <table:table-row table:style-name="ro2">
          <table:table-cell table:style-name="ce21" office:value-type="string">
            <text:p>Inflows</text:p>
          </table:table-cell>
          <table:table-cell table:style-name="ce59" office:value-type="float" office:value="1000">
            <text:p>$1,000</text:p>
          </table:table-cell>
          <table:table-cell table:style-name="ce50" office:value-type="float" office:value="1000">
            <text:p>$1,000</text:p>
          </table:table-cell>
          <table:table-cell table:style-name="ce46" office:value-type="float" office:value="1000">
            <text:p>$1,000</text:p>
          </table:table-cell>
          <table:table-cell table:style-name="ce46" office:value-type="float" office:value="1000">
            <text:p>$1,000</text:p>
          </table:table-cell>
          <table:table-cell table:style-name="ce47" office:value-type="float" office:value="1000">
            <text:p>$1,000</text:p>
          </table:table-cell>
          <table:table-cell table:style-name="ce48" office:value-type="float" office:value="1000">
            <text:p>$1,000</text:p>
          </table:table-cell>
          <table:table-cell table:style-name="ce49"/>
          <table:table-cell table:number-columns-repeated="11" table:style-name="ce46"/>
        </table:table-row>
        <table:table-row table:style-name="ro4">
          <table:table-cell table:style-name="ce21" office:value-type="string">
            <text:p>Appreciation</text:p>
          </table:table-cell>
          <table:table-cell table:style-name="ce50"/>
          <table:table-cell table:style-name="ce46" table:formula="oooc:=[.$A23]*[.B24]" office:value-type="float" office:value="0">
            <text:p>$0</text:p>
          </table:table-cell>
          <table:table-cell table:style-name="ce46" table:formula="oooc:=[.$A23]*[.C24]" office:value-type="float" office:value="55">
            <text:p>$55</text:p>
          </table:table-cell>
          <table:table-cell table:style-name="ce46" table:formula="oooc:=[.$A23]*[.D24]" office:value-type="float" office:value="113.025">
            <text:p>$113</text:p>
          </table:table-cell>
          <table:table-cell table:style-name="ce47" table:formula="oooc:=[.$A23]*[.E24]" office:value-type="float" office:value="174.241375">
            <text:p>$174</text:p>
          </table:table-cell>
          <table:table-cell table:style-name="ce48" table:formula="oooc:=[.$A23]*[.F24]" office:value-type="float" office:value="238.82465062499995">
            <text:p>$239</text:p>
          </table:table-cell>
          <table:table-cell table:style-name="ce49" table:formula="oooc:=[.$A23]*[.G24]" office:value-type="float" office:value="306.96000640937496">
            <text:p>$307</text:p>
          </table:table-cell>
          <table:table-cell table:style-name="ce46" table:formula="oooc:=[.$A23]*[.H24]" office:value-type="float" office:value="323.8428067618906">
            <text:p>$324</text:p>
          </table:table-cell>
          <table:table-cell table:style-name="ce46" table:formula="oooc:=[.$A23]*[.I24]" office:value-type="float" office:value="341.65416113379456">
            <text:p>$342</text:p>
          </table:table-cell>
          <table:table-cell table:style-name="ce46" table:formula="oooc:=[.$A23]*[.J24]" office:value-type="float" office:value="360.4451399961532">
            <text:p>$360</text:p>
          </table:table-cell>
          <table:table-cell table:style-name="ce46" table:formula="oooc:=[.$A23]*[.K24]" office:value-type="float" office:value="380.2696226959417">
            <text:p>$380</text:p>
          </table:table-cell>
          <table:table-cell table:style-name="ce46" table:formula="oooc:=[.$A23]*[.L24]" office:value-type="float" office:value="401.18445194421844">
            <text:p>$401</text:p>
          </table:table-cell>
          <table:table-cell table:style-name="ce46" table:formula="oooc:=[.$A23]*[.M24]" office:value-type="float" office:value="423.24959680115046">
            <text:p>$423</text:p>
          </table:table-cell>
          <table:table-cell table:style-name="ce46" table:formula="oooc:=[.$A23]*[.N24]" office:value-type="float" office:value="446.52832462521377">
            <text:p>$447</text:p>
          </table:table-cell>
          <table:table-cell table:style-name="ce46" table:formula="oooc:=[.$A23]*[.O24]" office:value-type="float" office:value="471.0873824796005">
            <text:p>$471</text:p>
          </table:table-cell>
          <table:table-cell table:style-name="ce46" table:formula="oooc:=[.$A23]*[.P24]" office:value-type="float" office:value="496.99718851597845">
            <text:p>$497</text:p>
          </table:table-cell>
          <table:table-cell table:style-name="ce46" table:formula="oooc:=[.$A23]*[.Q24]" office:value-type="float" office:value="524.3320338843573">
            <text:p>$524</text:p>
          </table:table-cell>
          <table:table-cell table:style-name="ce46" table:formula="oooc:=[.$A23]*[.R24]" office:value-type="float" office:value="553.170295747997">
            <text:p>$553</text:p>
          </table:table-cell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52" office:value-type="float" office:value="0.15">
            <text:p>0.15</text:p>
          </table:table-cell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Cash</text:p>
          </table:table-cell>
          <table:table-cell table:style-name="ce50" office:value-type="float" office:value="1000">
            <text:p>$1,000</text:p>
          </table:table-cell>
          <table:table-cell table:style-name="ce46" office:value-type="float" office:value="8000">
            <text:p>$8,000</text:p>
          </table:table-cell>
          <table:table-cell table:style-name="ce46" office:value-type="float" office:value="12000">
            <text:p>$12,000</text:p>
          </table:table-cell>
          <table:table-cell table:style-name="ce46" office:value-type="float" office:value="16000">
            <text:p>$16,000</text:p>
          </table:table-cell>
          <table:table-cell table:style-name="ce47" office:value-type="float" office:value="20000">
            <text:p>$20,000</text:p>
          </table:table-cell>
          <table:table-cell table:style-name="ce48" office:value-type="float" office:value="24000">
            <text:p>$24,000</text:p>
          </table:table-cell>
          <table:table-cell table:style-name="ce49" table:formula="oooc:=[.G29]+1000" office:value-type="float" office:value="25000">
            <text:p>$25,000</text:p>
          </table:table-cell>
          <table:table-cell table:style-name="ce46" table:formula="oooc:=[.H29]+1000" office:value-type="float" office:value="26000">
            <text:p>$26,000</text:p>
          </table:table-cell>
          <table:table-cell table:style-name="ce46" table:formula="oooc:=[.I29]+1000" office:value-type="float" office:value="27000">
            <text:p>$27,000</text:p>
          </table:table-cell>
          <table:table-cell table:style-name="ce46" table:formula="oooc:=[.J29]+1000" office:value-type="float" office:value="28000">
            <text:p>$28,000</text:p>
          </table:table-cell>
          <table:table-cell table:style-name="ce46" table:formula="oooc:=[.K29]+1000" office:value-type="float" office:value="29000">
            <text:p>$29,000</text:p>
          </table:table-cell>
          <table:table-cell table:style-name="ce46" table:formula="oooc:=[.L29]+1000" office:value-type="float" office:value="30000">
            <text:p>$30,000</text:p>
          </table:table-cell>
          <table:table-cell table:style-name="ce46" table:formula="oooc:=[.M29]+1000" office:value-type="float" office:value="31000">
            <text:p>$31,000</text:p>
          </table:table-cell>
          <table:table-cell table:style-name="ce46" table:formula="oooc:=[.N29]+1000" office:value-type="float" office:value="32000">
            <text:p>$32,000</text:p>
          </table:table-cell>
          <table:table-cell table:style-name="ce46" table:formula="oooc:=[.O29]+1000" office:value-type="float" office:value="33000">
            <text:p>$33,000</text:p>
          </table:table-cell>
          <table:table-cell table:style-name="ce46" table:formula="oooc:=[.P29]+1000" office:value-type="float" office:value="34000">
            <text:p>$34,000</text:p>
          </table:table-cell>
          <table:table-cell table:style-name="ce46" table:formula="oooc:=[.Q29]+1000" office:value-type="float" office:value="35000">
            <text:p>$35,000</text:p>
          </table:table-cell>
          <table:table-cell table:style-name="ce46" table:formula="oooc:=[.R29]+1000" office:value-type="float" office:value="36000">
            <text:p>$36,000</text:p>
          </table:table-cell>
        </table:table-row>
        <table:table-row table:style-name="ro4">
          <table:table-cell table:style-name="ce21" office:value-type="string">
            <text:p>Annual saving</text:p>
          </table:table-cell>
          <table:table-cell table:style-name="ce50" table:formula="oooc:=[.B29]-{}" office:value-type="float" office:value="1000">
            <text:p>$1,000</text:p>
          </table:table-cell>
          <table:table-cell table:style-name="ce46" table:formula="oooc:=[.C29]-[.B29]" office:value-type="float" office:value="7000">
            <text:p>$7,000</text:p>
          </table:table-cell>
          <table:table-cell table:style-name="ce46" table:formula="oooc:=[.D29]-[.C29]" office:value-type="float" office:value="4000">
            <text:p>$4,000</text:p>
          </table:table-cell>
          <table:table-cell table:style-name="ce46" table:formula="oooc:=[.E29]-[.D29]" office:value-type="float" office:value="4000">
            <text:p>$4,000</text:p>
          </table:table-cell>
          <table:table-cell table:style-name="ce46" table:formula="oooc:=[.F29]-[.E29]" office:value-type="float" office:value="4000">
            <text:p>$4,000</text:p>
          </table:table-cell>
          <table:table-cell table:style-name="ce46" table:formula="oooc:=[.G29]-[.F29]" office:value-type="float" office:value="4000">
            <text:p>$4,000</text:p>
          </table:table-cell>
          <table:table-cell table:style-name="ce46" table:formula="oooc:=[.H29]-[.G29]" office:value-type="float" office:value="1000">
            <text:p>$1,000</text:p>
          </table:table-cell>
          <table:table-cell table:style-name="ce46" table:formula="oooc:=[.I29]-[.H29]" office:value-type="float" office:value="1000">
            <text:p>$1,000</text:p>
          </table:table-cell>
          <table:table-cell table:style-name="ce46" table:formula="oooc:=[.J29]-[.I29]" office:value-type="float" office:value="1000">
            <text:p>$1,000</text:p>
          </table:table-cell>
          <table:table-cell table:style-name="ce46" table:formula="oooc:=[.K29]-[.J29]" office:value-type="float" office:value="1000">
            <text:p>$1,000</text:p>
          </table:table-cell>
          <table:table-cell table:style-name="ce46" table:formula="oooc:=[.L29]-[.K29]" office:value-type="float" office:value="1000">
            <text:p>$1,000</text:p>
          </table:table-cell>
          <table:table-cell table:style-name="ce46" table:formula="oooc:=[.M29]-[.L29]" office:value-type="float" office:value="1000">
            <text:p>$1,000</text:p>
          </table:table-cell>
          <table:table-cell table:style-name="ce46" table:formula="oooc:=[.N29]-[.M29]" office:value-type="float" office:value="1000">
            <text:p>$1,000</text:p>
          </table:table-cell>
          <table:table-cell table:style-name="ce46" table:formula="oooc:=[.O29]-[.N29]" office:value-type="float" office:value="1000">
            <text:p>$1,000</text:p>
          </table:table-cell>
          <table:table-cell table:style-name="ce46" table:formula="oooc:=[.P29]-[.O29]" office:value-type="float" office:value="1000">
            <text:p>$1,000</text:p>
          </table:table-cell>
          <table:table-cell table:style-name="ce46" table:formula="oooc:=[.Q29]-[.P29]" office:value-type="float" office:value="1000">
            <text:p>$1,000</text:p>
          </table:table-cell>
          <table:table-cell table:style-name="ce46" table:formula="oooc:=[.R29]-[.Q29]" office:value-type="float" office:value="1000">
            <text:p>$1,000</text:p>
          </table:table-cell>
          <table:table-cell table:style-name="ce46" table:formula="oooc:=[.S29]-[.R29]" office:value-type="float" office:value="1000">
            <text:p>$1,000</text:p>
          </table:table-cell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Mortgage</text:p>
          </table:table-cell>
          <table:table-cell table:style-name="ce50" office:value-type="float" office:value="100000">
            <text:p>$100,000</text:p>
          </table:table-cell>
          <table:table-cell table:style-name="ce46" table:formula="oooc:=([.B32]-[.C33])-[.C34]" office:value-type="float" office:value="98450">
            <text:p>$98,450</text:p>
          </table:table-cell>
          <table:table-cell table:style-name="ce46" table:formula="oooc:=([.C32]-[.D33])-[.D34]" office:value-type="float" office:value="96800">
            <text:p>$96,800</text:p>
          </table:table-cell>
          <table:table-cell table:style-name="ce46" table:formula="oooc:=([.D32]-[.E33])-[.E34]" office:value-type="float" office:value="95000">
            <text:p>$95,000</text:p>
          </table:table-cell>
          <table:table-cell table:style-name="ce47" table:formula="oooc:=([.E32]-[.F33])-[.F34]" office:value-type="float" office:value="93050">
            <text:p>$93,050</text:p>
          </table:table-cell>
          <table:table-cell table:style-name="ce48" table:formula="oooc:=([.F32]-[.G33])-[.G34]" office:value-type="float" office:value="91000">
            <text:p>$91,000</text:p>
          </table:table-cell>
          <table:table-cell table:style-name="ce49" table:formula="oooc:=([.G32]-[.H33])-[.H34]" office:value-type="float" office:value="88800">
            <text:p>$88,800</text:p>
          </table:table-cell>
          <table:table-cell table:style-name="ce46" table:formula="oooc:=([.H32]-[.I33])-[.I34]" office:value-type="float" office:value="86500">
            <text:p>$86,500</text:p>
          </table:table-cell>
          <table:table-cell table:style-name="ce46" table:formula="oooc:=([.I32]-[.J33])-[.J34]" office:value-type="float" office:value="84050">
            <text:p>$84,050</text:p>
          </table:table-cell>
          <table:table-cell table:style-name="ce46" table:formula="oooc:=([.J32]-[.K33])-[.K34]" office:value-type="float" office:value="81450">
            <text:p>$81,450</text:p>
          </table:table-cell>
          <table:table-cell table:style-name="ce46" table:formula="oooc:=([.K32]-[.L33])-[.L34]" office:value-type="float" office:value="79050">
            <text:p>$79,050</text:p>
          </table:table-cell>
          <table:table-cell table:style-name="ce46" table:formula="oooc:=([.L32]-[.M33])-[.M34]" office:value-type="float" office:value="76550">
            <text:p>$76,550</text:p>
          </table:table-cell>
          <table:table-cell table:style-name="ce46" table:formula="oooc:=([.M32]-[.N33])-[.N34]" office:value-type="float" office:value="73950">
            <text:p>$73,950</text:p>
          </table:table-cell>
          <table:table-cell table:style-name="ce46" table:formula="oooc:=([.N32]-[.O33])-[.O34]" office:value-type="float" office:value="71250">
            <text:p>$71,250</text:p>
          </table:table-cell>
          <table:table-cell table:style-name="ce46" table:formula="oooc:=([.O32]-[.P33])-[.P34]" office:value-type="float" office:value="68450">
            <text:p>$68,450</text:p>
          </table:table-cell>
          <table:table-cell table:style-name="ce46" table:formula="oooc:=([.P32]-[.Q33])-[.Q34]" office:value-type="float" office:value="65550">
            <text:p>$65,550</text:p>
          </table:table-cell>
          <table:table-cell table:style-name="ce46" table:formula="oooc:=([.Q32]-[.R33])-[.R34]" office:value-type="float" office:value="62550">
            <text:p>$62,550</text:p>
          </table:table-cell>
          <table:table-cell table:style-name="ce46" table:formula="oooc:=([.R32]-[.S33])-[.S34]" office:value-type="float" office:value="59450">
            <text:p>$59,450</text:p>
          </table:table-cell>
        </table:table-row>
        <table:table-row table:style-name="ro2">
          <table:table-cell table:style-name="ce21" office:value-type="string">
            <text:p>Principal</text:p>
          </table:table-cell>
          <table:table-cell table:style-name="ce50"/>
          <table:table-cell table:style-name="ce46" office:value-type="float" office:value="1000">
            <text:p>$1,000</text:p>
          </table:table-cell>
          <table:table-cell table:style-name="ce46" office:value-type="float" office:value="1100">
            <text:p>$1,100</text:p>
          </table:table-cell>
          <table:table-cell table:style-name="ce46" office:value-type="float" office:value="1200">
            <text:p>$1,200</text:p>
          </table:table-cell>
          <table:table-cell table:style-name="ce46" office:value-type="float" office:value="1300">
            <text:p>$1,300</text:p>
          </table:table-cell>
          <table:table-cell table:style-name="ce46" office:value-type="float" office:value="1400">
            <text:p>$1,400</text:p>
          </table:table-cell>
          <table:table-cell table:style-name="ce46" office:value-type="float" office:value="1500">
            <text:p>$1,500</text:p>
          </table:table-cell>
          <table:table-cell table:style-name="ce46" office:value-type="float" office:value="1600">
            <text:p>$1,600</text:p>
          </table:table-cell>
          <table:table-cell table:style-name="ce46" office:value-type="float" office:value="1700">
            <text:p>$1,700</text:p>
          </table:table-cell>
          <table:table-cell table:style-name="ce46" office:value-type="float" office:value="1800">
            <text:p>$1,800</text:p>
          </table:table-cell>
          <table:table-cell table:style-name="ce46" office:value-type="float" office:value="1900">
            <text:p>$1,900</text:p>
          </table:table-cell>
          <table:table-cell table:style-name="ce46" office:value-type="float" office:value="2000">
            <text:p>$2,000</text:p>
          </table:table-cell>
          <table:table-cell table:style-name="ce46" office:value-type="float" office:value="2100">
            <text:p>$2,100</text:p>
          </table:table-cell>
          <table:table-cell table:style-name="ce46" office:value-type="float" office:value="2200">
            <text:p>$2,200</text:p>
          </table:table-cell>
          <table:table-cell table:style-name="ce46" office:value-type="float" office:value="2300">
            <text:p>$2,300</text:p>
          </table:table-cell>
          <table:table-cell table:style-name="ce46" office:value-type="float" office:value="2400">
            <text:p>$2,400</text:p>
          </table:table-cell>
          <table:table-cell table:style-name="ce46" office:value-type="float" office:value="2500">
            <text:p>$2,500</text:p>
          </table:table-cell>
          <table:table-cell table:style-name="ce46" office:value-type="float" office:value="2600">
            <text:p>$2,600</text:p>
          </table:table-cell>
        </table:table-row>
        <table:table-row table:style-name="ro4">
          <table:table-cell table:style-name="ce21" office:value-type="string">
            <text:p>extra principal</text:p>
          </table:table-cell>
          <table:table-cell table:style-name="ce59" office:value-type="float" office:value="500">
            <text:p>$500</text:p>
          </table:table-cell>
          <table:table-cell table:style-name="ce50" office:value-type="float" office:value="550">
            <text:p>$550</text:p>
          </table:table-cell>
          <table:table-cell table:style-name="ce46" office:value-type="float" office:value="550">
            <text:p>$550</text:p>
          </table:table-cell>
          <table:table-cell table:style-name="ce46" office:value-type="float" office:value="600">
            <text:p>$600</text:p>
          </table:table-cell>
          <table:table-cell table:style-name="ce46" office:value-type="float" office:value="650">
            <text:p>$650</text:p>
          </table:table-cell>
          <table:table-cell table:style-name="ce47" office:value-type="float" office:value="650">
            <text:p>$650</text:p>
          </table:table-cell>
          <table:table-cell table:style-name="ce49" office:value-type="float" office:value="700">
            <text:p>$700</text:p>
          </table:table-cell>
          <table:table-cell table:style-name="ce46" office:value-type="float" office:value="700">
            <text:p>$700</text:p>
          </table:table-cell>
          <table:table-cell table:style-name="ce46" office:value-type="float" office:value="750">
            <text:p>$750</text:p>
          </table:table-cell>
          <table:table-cell table:style-name="ce46" office:value-type="float" office:value="800">
            <text:p>$800</text:p>
          </table:table-cell>
          <table:table-cell table:style-name="ce46" office:value-type="float" office:value="500">
            <text:p>$500</text:p>
          </table:table-cell>
          <table:table-cell table:style-name="ce46" office:value-type="float" office:value="500">
            <text:p>$500</text:p>
          </table:table-cell>
          <table:table-cell table:style-name="ce46" office:value-type="float" office:value="500">
            <text:p>$500</text:p>
          </table:table-cell>
          <table:table-cell table:style-name="ce46" office:value-type="float" office:value="500">
            <text:p>$500</text:p>
          </table:table-cell>
          <table:table-cell table:style-name="ce46" office:value-type="float" office:value="500">
            <text:p>$500</text:p>
          </table:table-cell>
          <table:table-cell table:style-name="ce46" office:value-type="float" office:value="500">
            <text:p>$500</text:p>
          </table:table-cell>
          <table:table-cell table:style-name="ce46" office:value-type="float" office:value="500">
            <text:p>$500</text:p>
          </table:table-cell>
          <table:table-cell table:style-name="ce46" office:value-type="float" office:value="500">
            <text:p>$500</text:p>
          </table:table-cell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4">
          <table:table-cell table:style-name="ce21" office:value-type="string">
            <text:p>Other Loans</text:p>
          </table:table-cell>
          <table:table-cell table:style-name="ce50" office:value-type="float" office:value="70000">
            <text:p>$70,000</text:p>
          </table:table-cell>
          <table:table-cell table:style-name="ce46" table:formula="oooc:=([.B36]-[.C37])-[.C38]" office:value-type="float" office:value="58000">
            <text:p>$58,000</text:p>
          </table:table-cell>
          <table:table-cell table:style-name="ce46" table:formula="oooc:=([.C36]-[.D37])-[.D38]" office:value-type="float" office:value="46000">
            <text:p>$46,000</text:p>
          </table:table-cell>
          <table:table-cell table:style-name="ce46" table:formula="oooc:=([.D36]-[.E37])-[.E38]" office:value-type="float" office:value="34000">
            <text:p>$34,000</text:p>
          </table:table-cell>
          <table:table-cell table:style-name="ce47" table:formula="oooc:=([.E36]-[.F37])-[.F38]" office:value-type="float" office:value="22000">
            <text:p>$22,000</text:p>
          </table:table-cell>
          <table:table-cell table:style-name="ce48" table:formula="oooc:=([.F36]-[.G37])-[.G38]" office:value-type="float" office:value="10000">
            <text:p>$10,000</text:p>
          </table:table-cell>
          <table:table-cell table:style-name="ce49" table:formula="oooc:=([.G36]-[.H37])-[.H38]" office:value-type="float" office:value="0">
            <text:p>$0</text:p>
          </table:table-cell>
          <table:table-cell table:number-columns-repeated="5" table:style-name="ce46"/>
        </table:table-row>
        <table:table-row table:style-name="ro2">
          <table:table-cell table:style-name="ce21" office:value-type="string">
            <text:p>Pmts</text:p>
          </table:table-cell>
          <table:table-cell table:style-name="ce50"/>
          <table:table-cell table:style-name="ce46" table:formula="oooc:=300*12" office:value-type="float" office:value="3600">
            <text:p>$3,600</text:p>
          </table:table-cell>
          <table:table-cell table:style-name="ce46" table:formula="oooc:=300*12" office:value-type="float" office:value="3600">
            <text:p>$3,600</text:p>
          </table:table-cell>
          <table:table-cell table:style-name="ce46" table:formula="oooc:=300*12" office:value-type="float" office:value="3600">
            <text:p>$3,600</text:p>
          </table:table-cell>
          <table:table-cell table:style-name="ce47" table:formula="oooc:=300*12" office:value-type="float" office:value="3600">
            <text:p>$3,600</text:p>
          </table:table-cell>
          <table:table-cell table:style-name="ce48" table:formula="oooc:=300*12" office:value-type="float" office:value="3600">
            <text:p>$3,600</text:p>
          </table:table-cell>
          <table:table-cell table:style-name="ce49" table:formula="oooc:=300*12" office:value-type="float" office:value="3600">
            <text:p>$3,600</text:p>
          </table:table-cell>
          <table:table-cell table:number-columns-repeated="5" table:style-name="ce46"/>
        </table:table-row>
        <table:table-row table:style-name="ro2">
          <table:table-cell table:style-name="ce21" office:value-type="string">
            <text:p>Extra</text:p>
          </table:table-cell>
          <table:table-cell table:style-name="ce50" office:value-type="float" office:value="2000">
            <text:p>$2,000</text:p>
          </table:table-cell>
          <table:table-cell table:style-name="ce46" table:formula="oooc:=700*12" office:value-type="float" office:value="8400">
            <text:p>$8,400</text:p>
          </table:table-cell>
          <table:table-cell table:style-name="ce46" table:formula="oooc:=700*12" office:value-type="float" office:value="8400">
            <text:p>$8,400</text:p>
          </table:table-cell>
          <table:table-cell table:style-name="ce46" table:formula="oooc:=700*12" office:value-type="float" office:value="8400">
            <text:p>$8,400</text:p>
          </table:table-cell>
          <table:table-cell table:style-name="ce47" table:formula="oooc:=700*12" office:value-type="float" office:value="8400">
            <text:p>$8,400</text:p>
          </table:table-cell>
          <table:table-cell table:style-name="ce48" table:formula="oooc:=700*12" office:value-type="float" office:value="8400">
            <text:p>$8,400</text:p>
          </table:table-cell>
          <table:table-cell table:style-name="ce49" office:value-type="float" office:value="6400">
            <text:p>$6,400</text:p>
          </table:table-cell>
          <table:table-cell table:number-columns-repeated="5" table:style-name="ce46"/>
          <table:table-cell table:number-columns-repeated="6" table:style-name="ce15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3"/>
          <table:table-cell table:style-name="ce21"/>
          <table:table-cell table:style-name="ce37"/>
          <table:table-cell table:style-name="ce25"/>
        </table:table-row>
      </table:table>
      <table:table table:name="Actuals" table:style-name="ta2" table:print="false">
        <office:forms form:automatic-focus="false" form:apply-design-mode="false"/>
        <table:table-column table:style-name="co16" table:number-columns-repeated="20" table:default-cell-style-name="ce-1"/>
        <table:table-column table:style-name="co16" table:default-cell-style-name="ce15" table:number-columns-repeated="236"/>
        <table:table-row table:style-name="ro2">
          <table:table-cell table:style-name="ce21" office:value-type="string">
            <text:p>EOY</text:p>
          </table:table-cell>
          <table:table-cell table:style-name="ce22" office:value-type="float" office:value="2012">
            <text:p>2012</text:p>
          </table:table-cell>
          <table:table-cell table:style-name="ce23" office:value-type="float" office:value="2013">
            <text:p>2013</text:p>
          </table:table-cell>
          <table:table-cell table:style-name="ce23" office:value-type="float" office:value="2014">
            <text:p>2014</text:p>
          </table:table-cell>
          <table:table-cell table:style-name="ce23" office:value-type="float" office:value="2015">
            <text:p>2015</text:p>
          </table:table-cell>
          <table:table-cell table:style-name="ce23" office:value-type="float" office:value="2016">
            <text:p>2016</text:p>
          </table:table-cell>
          <table:table-cell table:style-name="ce21" office:value-type="float" office:value="2017">
            <text:p>2017</text:p>
          </table:table-cell>
          <table:table-cell table:style-name="ce24" office:value-type="float" office:value="2018">
            <text:p>2018</text:p>
          </table:table-cell>
          <table:table-cell table:style-name="ce25" office:value-type="float" office:value="2019">
            <text:p>2019</text:p>
          </table:table-cell>
          <table:table-cell table:style-name="ce23" office:value-type="float" office:value="2020">
            <text:p>2020</text:p>
          </table:table-cell>
          <table:table-cell table:style-name="ce23" office:value-type="float" office:value="2021">
            <text:p>2021</text:p>
          </table:table-cell>
          <table:table-cell table:style-name="ce23" office:value-type="float" office:value="2022">
            <text:p>2022</text:p>
          </table:table-cell>
          <table:table-cell table:style-name="ce23" office:value-type="float" office:value="2023">
            <text:p>2023</text:p>
          </table:table-cell>
          <table:table-cell table:style-name="ce23" office:value-type="float" office:value="2024">
            <text:p>2024</text:p>
          </table:table-cell>
          <table:table-cell table:style-name="ce23" office:value-type="float" office:value="2025">
            <text:p>2025</text:p>
          </table:table-cell>
          <table:table-cell table:style-name="ce23" office:value-type="float" office:value="2026">
            <text:p>2026</text:p>
          </table:table-cell>
          <table:table-cell table:style-name="ce23" table:formula="oooc:=1+[.P1]" office:value-type="float" office:value="2027">
            <text:p>2027</text:p>
          </table:table-cell>
          <table:table-cell table:style-name="ce23" table:formula="oooc:=1+[.Q1]" office:value-type="float" office:value="2028">
            <text:p>2028</text:p>
          </table:table-cell>
          <table:table-cell table:style-name="ce23" table:formula="oooc:=1+[.R1]" office:value-type="float" office:value="2029">
            <text:p>2029</text:p>
          </table:table-cell>
          <table:table-cell table:style-name="ce23" table:formula="oooc:=1+[.S1]" office:value-type="float" office:value="2030">
            <text:p>2030</text:p>
          </table:table-cell>
        </table:table-row>
        <table:table-row table:style-name="ro2">
          <table:table-cell table:style-name="ce21" office:value-type="string">
            <text:p>Age</text:p>
          </table:table-cell>
          <table:table-cell table:style-name="ce22"/>
          <table:table-cell table:number-columns-repeated="4"/>
          <table:table-cell table:style-name="ce21"/>
          <table:table-cell table:style-name="ce26"/>
          <table:table-cell table:style-name="ce25"/>
        </table:table-row>
        <table:table-row table:style-name="ro2">
          <table:table-cell table:style-name="ce21" office:value-type="string">
            <text:p>Liquid Assets</text:p>
          </table:table-cell>
          <table:table-cell table:style-name="ce61" office:value-type="float" office:value="0">
            <text:p>0</text:p>
          </table:table-cell>
          <table:table-cell table:style-name="ce59" table:formula="oooc:=(((((([.C6]+[.C10])+[.C16])+[.C19])+[.C21])+[.C25])+[.C30])+[.C34]" office:value-type="float" office:value="0">
            <text:p>$0</text:p>
          </table:table-cell>
          <table:table-cell table:style-name="ce59" table:formula="oooc:=(((((([.D6]+[.D10])+[.D16])+[.D19])+[.D21])+[.D25])+[.D30])+[.D34]" office:value-type="float" office:value="0">
            <text:p>$0</text:p>
          </table:table-cell>
          <table:table-cell table:style-name="ce59" table:formula="oooc:=(((((([.E6]+[.E10])+[.E16])+[.E19])+[.E21])+[.E25])+[.E30])+[.E34]" office:value-type="float" office:value="0">
            <text:p>$0</text:p>
          </table:table-cell>
          <table:table-cell table:style-name="ce59" table:formula="oooc:=(((((([.F6]+[.F10])+[.F16])+[.F19])+[.F21])+[.F25])+[.F30])+[.F34]" office:value-type="float" office:value="0">
            <text:p>$0</text:p>
          </table:table-cell>
          <table:table-cell table:style-name="ce59" table:formula="oooc:=(((((([.G6]+[.G10])+[.G16])+[.G19])+[.G21])+[.G25])+[.G30])+[.G34]" office:value-type="float" office:value="0">
            <text:p>$0</text:p>
          </table:table-cell>
          <table:table-cell table:style-name="ce48" table:formula="oooc:=(((((([.H6]+[.H10])+[.H16])+[.H19])+[.H21])+[.H25])+[.H30])+[.H34]" office:value-type="float" office:value="0">
            <text:p>$0</text:p>
          </table:table-cell>
          <table:table-cell table:style-name="ce49" table:formula="oooc:=(((((([.I6]+[.I10])+[.I16])+[.I19])+[.I21])+[.I25])+[.I30])+[.I34]" office:value-type="float" office:value="0">
            <text:p>$0</text:p>
          </table:table-cell>
          <table:table-cell table:style-name="ce46" table:formula="oooc:=(((((([.J6]+[.J10])+[.J16])+[.J19])+[.J21])+[.J25])+[.J30])+[.J34]" office:value-type="float" office:value="0">
            <text:p>$0</text:p>
          </table:table-cell>
          <table:table-cell table:style-name="ce46" table:formula="oooc:=(((((([.K6]+[.K10])+[.K16])+[.K19])+[.K21])+[.K25])+[.K30])+[.K34]" office:value-type="float" office:value="0">
            <text:p>$0</text:p>
          </table:table-cell>
          <table:table-cell table:style-name="ce46" table:formula="oooc:=(((((([.L6]+[.L10])+[.L16])+[.L19])+[.L21])+[.L25])+[.L30])+[.L34]" office:value-type="float" office:value="0">
            <text:p>$0</text:p>
          </table:table-cell>
          <table:table-cell table:style-name="ce46" table:formula="oooc:=(((((([.M6]+[.M10])+[.M16])+[.M19])+[.M21])+[.M25])+[.M30])+[.M34]" office:value-type="float" office:value="0">
            <text:p>$0</text:p>
          </table:table-cell>
          <table:table-cell table:style-name="ce46" table:formula="oooc:=(((((([.N6]+[.N10])+[.N16])+[.N19])+[.N21])+[.N25])+[.N30])+[.N34]" office:value-type="float" office:value="0">
            <text:p>$0</text:p>
          </table:table-cell>
          <table:table-cell table:style-name="ce46" table:formula="oooc:=(((((([.O6]+[.O10])+[.O16])+[.O19])+[.O21])+[.O25])+[.O30])+[.O34]" office:value-type="float" office:value="0">
            <text:p>$0</text:p>
          </table:table-cell>
          <table:table-cell table:style-name="ce46" table:formula="oooc:=(((((([.P6]+[.P10])+[.P16])+[.P19])+[.P21])+[.P25])+[.P30])+[.P34]" office:value-type="float" office:value="0">
            <text:p>$0</text:p>
          </table:table-cell>
          <table:table-cell table:style-name="ce46" table:formula="oooc:=(((((([.Q6]+[.Q10])+[.Q16])+[.Q19])+[.Q21])+[.Q25])+[.Q30])+[.Q34]" office:value-type="float" office:value="0">
            <text:p>$0</text:p>
          </table:table-cell>
          <table:table-cell table:style-name="ce46" table:formula="oooc:=(((((([.R6]+[.R10])+[.R16])+[.R19])+[.R21])+[.R25])+[.R30])+[.R34]" office:value-type="float" office:value="0">
            <text:p>$0</text:p>
          </table:table-cell>
          <table:table-cell table:style-name="ce46" table:formula="oooc:=(((((([.S6]+[.S10])+[.S16])+[.S19])+[.S21])+[.S25])+[.S30])+[.S34]" office:value-type="float" office:value="0">
            <text:p>$0</text:p>
          </table:table-cell>
          <table:table-cell table:style-name="ce46" table:formula="oooc:=(((((([.T6]+[.T10])+[.T16])+[.T19])+[.T21])+[.T25])+[.T30])+[.T34]" office:value-type="float" office:value="0">
            <text:p>$0</text:p>
          </table:table-cell>
        </table:table-row>
        <table:table-row table:style-name="ro2">
          <table:table-cell table:style-name="ce35"/>
          <table:table-cell table:number-columns-repeated="6" table:style-name="ce36"/>
          <table:table-cell table:style-name="ce37"/>
          <table:table-cell table:style-name="ce38"/>
          <table:table-cell table:number-columns-repeated="11" table:style-name="ce39"/>
        </table:table-row>
        <table:table-row table:style-name="ro2">
          <table:table-cell table:style-name="ce43"/>
          <table:table-cell table:style-name="ce41"/>
          <table:table-cell table:number-columns-repeated="4" table:style-name="ce42"/>
          <table:table-cell table:style-name="ce43"/>
          <table:table-cell table:style-name="ce24"/>
          <table:table-cell table:style-name="ce44"/>
          <table:table-cell table:number-columns-repeated="11" table:style-name="ce42"/>
        </table:table-row>
        <table:table-row table:style-name="ro2">
          <table:table-cell table:style-name="ce21" office:value-type="string">
            <text:p>401k / IRAs</text:p>
          </table:table-cell>
          <table:table-cell table:style-name="ce62" office:value-type="float" office:value="0">
            <text:p>$0</text:p>
          </table:table-cell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appreciation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contributions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HSA</text:p>
          </table:table-cell>
          <table:table-cell table:style-name="ce50" office:value-type="float" office:value="0">
            <text:p>$0</text:p>
          </table:table-cell>
          <table:table-cell table:style-name="ce63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Appreciation</text:p>
          </table:table-cell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contributions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/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Roth</text:p>
          </table:table-cell>
          <table:table-cell table:style-name="ce62" office:value-type="float" office:value="0">
            <text:p>$0</text:p>
          </table:table-cell>
          <table:table-cell table:style-name="ce46" table:formula="oooc:=[.B16]+[.C17]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appreciation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3" table:style-name="ce46"/>
          <table:table-cell table:number-columns-repeated="2" table:style-name="ce53"/>
          <table:table-cell table:number-columns-repeated="2" table:style-name="ce39"/>
        </table:table-row>
        <table:table-row table:style-name="ro2">
          <table:table-cell table:style-name="ce21" office:value-type="string">
            <text:p>Henry ESAs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2" table:style-name="ce46"/>
          <table:table-cell table:style-name="ce47"/>
          <table:table-cell table:style-name="ce57"/>
          <table:table-cell table:style-name="ce64"/>
          <table:table-cell table:style-name="ce65"/>
          <table:table-cell table:style-name="ce66"/>
          <table:table-cell table:style-name="ce22"/>
          <table:table-cell table:number-columns-repeated="3" table:style-name="ce15"/>
        </table:table-row>
        <table:table-row table:style-name="ro2">
          <table:table-cell table:style-name="ce21"/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2" table:style-name="ce46"/>
          <table:table-cell table:style-name="ce47"/>
          <table:table-cell table:style-name="ce67"/>
          <table:table-cell table:style-name="ce53"/>
          <table:table-cell table:style-name="ce65"/>
          <table:table-cell table:style-name="ce66"/>
          <table:table-cell table:style-name="ce58"/>
          <table:table-cell table:style-name="ce39"/>
        </table:table-row>
        <table:table-row table:style-name="ro2">
          <table:table-cell table:style-name="ce21" office:value-type="string">
            <text:p>Charlotte Esas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3" table:style-name="ce46"/>
          <table:table-cell table:style-name="ce54"/>
          <table:table-cell table:style-name="ce55"/>
          <table:table-cell table:number-columns-repeated="3" table:style-name="ce56"/>
          <table:table-cell table:style-name="ce57"/>
          <table:table-cell table:number-columns-repeated="2" table:style-name="ce15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  <table:table-cell table:style-name="ce47"/>
          <table:table-cell table:number-columns-repeated="3" table:style-name="ce36"/>
          <table:table-cell table:style-name="ce58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  <table:table-cell table:number-columns-repeated="4" table:style-name="ce42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Brokerage</text:p>
          </table:table-cell>
          <table:table-cell table:style-name="ce62" office:value-type="float" office:value="0">
            <text:p>$0</text:p>
          </table:table-cell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Inflows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Appreciation</text:p>
          </table:table-cell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Lending Club</text:p>
          </table:table-cell>
          <table:table-cell table:style-name="ce62" office:value-type="float" office:value="0">
            <text:p>$0</text:p>
          </table:table-cell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Appreciation</text:p>
          </table:table-cell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contributions</text:p>
          </table:table-cell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Cash</text:p>
          </table:table-cell>
          <table:table-cell table:style-name="ce62" office:value-type="float" office:value="0">
            <text:p>$0</text:p>
          </table:table-cell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11" table:style-name="ce46"/>
        </table:table-row>
        <table:table-row table:style-name="ro2">
          <table:table-cell table:style-name="ce21" office:value-type="string">
            <text:p>Annual saving</text:p>
          </table:table-cell>
          <table:table-cell table:style-name="ce50" office:value-type="float" office:value="0">
            <text:p>$0</text:p>
          </table:table-cell>
          <table:table-cell table:style-name="ce46" office:value-type="float" office:value="0">
            <text:p>$0</text:p>
          </table:table-cell>
          <table:table-cell table:number-columns-repeated="17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Mortgage</text:p>
          </table:table-cell>
          <table:table-cell table:style-name="ce62" office:value-type="float" office:value="0">
            <text:p>$0</text:p>
          </table:table-cell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  <table:table-cell table:style-name="ce47"/>
          <table:table-cell table:number-columns-repeated="2" table:style-name="ce59"/>
          <table:table-cell table:style-name="ce22"/>
        </table:table-row>
        <table:table-row table:style-name="ro2">
          <table:table-cell table:style-name="ce21" office:value-type="string">
            <text:p>Principal</text:p>
          </table:table-cell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  <table:table-cell table:style-name="ce47"/>
          <table:table-cell table:number-columns-repeated="2" table:style-name="ce59"/>
          <table:table-cell table:style-name="ce22"/>
        </table:table-row>
        <table:table-row table:style-name="ro2">
          <table:table-cell table:style-name="ce21" office:value-type="string">
            <text:p>extra principal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  <table:table-cell table:style-name="ce47"/>
          <table:table-cell table:number-columns-repeated="2" table:style-name="ce59"/>
          <table:table-cell table:style-name="ce22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student loans</text:p>
          </table:table-cell>
          <table:table-cell table:style-name="ce62" office:value-type="float" office:value="0">
            <text:p>$0</text:p>
          </table:table-cell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Pmts</text:p>
          </table:table-cell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 office:value-type="string">
            <text:p>Extra</text:p>
          </table:table-cell>
          <table:table-cell table:style-name="ce50"/>
          <table:table-cell table:style-name="ce46" office:value-type="float" office:value="0">
            <text:p>$0</text:p>
          </table:table-cell>
          <table:table-cell table:number-columns-repeated="3" table:style-name="ce46"/>
          <table:table-cell table:style-name="ce47"/>
          <table:table-cell table:style-name="ce48"/>
          <table:table-cell table:style-name="ce49"/>
          <table:table-cell table:number-columns-repeated="5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50"/>
          <table:table-cell table:number-columns-repeated="4" table:style-name="ce46"/>
          <table:table-cell table:style-name="ce47"/>
          <table:table-cell table:style-name="ce48"/>
          <table:table-cell table:style-name="ce49"/>
          <table:table-cell table:number-columns-repeated="4" table:style-name="ce46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60"/>
          <table:table-cell table:style-name="ce25"/>
        </table:table-row>
        <table:table-row table:style-name="ro2">
          <table:table-cell table:style-name="ce21"/>
          <table:table-cell table:style-name="ce22"/>
          <table:table-cell table:number-columns-repeated="4"/>
          <table:table-cell table:style-name="ce21"/>
          <table:table-cell table:style-name="ce37"/>
          <table:table-cell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GOALS" style:display-name="PageStyle_GOAL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ctuals" style:display-name="PageStyle_Actual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